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application/rdf+xml" manifest:full-path="data.rdf"/>
  <manifest:file-entry manifest:media-type="application/rdf+xml" manifest:full-path="geo1.rdf"/>
  <manifest:file-entry manifest:media-type="application/rdf+xml" manifest:full-path="openingHours.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 xml:id="intro">Both the Senarios and RDF data are in this single ODF Document</text:h>
      <text:p>
			  Instead of sending the new senarios out via email, I have decided to describe what can be done and what is new inside this ODF document file. The plan is to have numbered sections and just add new numbered headings or whatnot as new cases arise.
			</text:p>
      <text:h text:style-name="Heading" xml:id="contactsheader">Contacts and the RDF FOAF vocabulary</text:h>
      <text:p>
			  The Friend of a Friend (FOAF) vocabulary is
			  used to store Contact information and the
			  relationship between contacts in RDF. I use
			  the terms FOAF and Contacts interchangably
			  depending on what RDF background folks have.
			</text:p>
      <text:p>
			  This event is in <text:meta xml:id="geo1#dec09r3">Tokyo,
			    on 2009-12-16T16:00:00</text:meta>, so when you right click and select 
			  Import to Calendar, you might have to check earlier or later than the date above
			  if you are in a different time zone to Tokyo. Importing was tested with korganizer.
 			</text:p>
      <text:p>
			  Right click
			  the <text:meta xml:id="geo1#dec09r4">Tokyo,
			  event</text:meta> and save it to an ical
			  file which should be loadable in other
			  applications.
 			</text:p>
      <text:h text:style-name="Heading">Some new wonderful scenario</text:h>
      <text:p>
			  Describe it.
			</text:p>
      <text:p text:style-name="Standard">
			  A simple application of RDF that is very
			  useful is telling a computer about Who,
			  What, Where, When information. For example,
			  the following statment associates the
			  "world" with the name "Earth" using
			  bookmarks and the text:meta tag to allow RDF
			  to be attached.
			</text:p>
      <text:p text:style-name="Standard">
				<text:bookmark-start text:name="name of our world"/>
				Our
				<text:meta xml:id="id_world_r1">world</text:meta>
				is called
				<text:meta xml:id="id_earth_r1">Earth</text:meta>.
				<text:bookmark-end text:name="name of our world"/>
			</text:p>
      <text:p/>
      <text:p>
			  The following associates various people or creatures with each other.
			  <text:meta xml:id="frodo3">Frodo</text:meta> has a good friend
			  <text:meta xml:id="samwise3">Sam</text:meta>. They both know 
			  <text:meta xml:id="gollum1">Gollum</text:meta> though Sam has expressed
			  that the relationship is not a wise one.
			</text:p>
      <text:p>Let us meet at 
			  <text:meta xml:id="geo1r2">13H, Jan 2003</text:meta> 
			  in the place with no darkness.</text:p>
      <text:p>
			  And, something in <text:meta xml:id="geo1#dec09r6">December 2009</text:meta>
			  to test imports in the current time frame. A <text:meta xml:id="geo1#addtest">second test</text:meta>
			  for importing.
			</text:p>
      <text:p>
			  There are a few competing geotagging ontologies, the RDF ical can link to a simple
			  list of lat and long data, and anything can use geo84 to link to a point or just
			  include lat and long attributes where they are needed. The geo84 data is associated
			  with the <text:meta xml:id="dan84">Dan Brickley</text:meta> sample.
			</text:p>
      <text:p>Some extra matter at the 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style:style style:name="T1" style:family="text">
        <style:text-properties fo:font-weight="bold" style:font-weight-asian="bold" style:font-weight-complex="bold"/>
      </style:style>
    </office:automatic-styles>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2:24:15</meta:creation-date>
    <meta:document-statistic meta:table-count="0" meta:image-count="0" meta:object-count="0" meta:page-count="1" meta:paragraph-count="1" meta:word-count="2" meta:character-count="12"/>
    <dc:date>2009-09-23T22:25:12</dc:date>
    <meta:editing-duration>PT00H00M57S</meta:editing-duration>
    <meta:editing-cycles>1</meta:editing-cycles>
    <meta:generator>handcrafted</meta:generator>
  </office:meta>
</office:document-meta>
</file>